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bf819e" loext:char-shading-value="0"/>
    </style:style>
    <style:style style:name="T2" style:family="text">
      <style:text-properties fo:background-color="#bf819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VEHICLES 1</text:p>
      <text:p text:style-name="Preformatted_20_Text"><text:tab/>HYPER6 SLV</text:p>
      <text:p text:style-name="Preformatted_20_Text"><text:tab/><text:tab/><text:tab/><text:span text:style-name="T2">lonx <text:s/>-120.49 <text:s text:c="3"/>//Vehicle longitude - deg <text:s/>module newton</text:span></text:p>
      <text:p text:style-name="Preformatted_20_Text"><text:tab/><text:tab/><text:tab/><text:span text:style-name="T2">latx <text:s/>34.68 <text:s text:c="3"/>//Vehicle latitude - deg <text:s/>module newton</text:span></text:p>
      <text:p text:style-name="Preformatted_20_Text"><text:tab/><text:tab/><text:tab/><text:span text:style-name="T2">alt <text:s/>100 <text:s text:c="3"/>//Vehicle altitude - m <text:s/>module newton</text:span></text:p>
      <text:p text:style-name="Preformatted_20_Text"><text:tab/><text:tab/><text:tab/><text:span text:style-name="T2">dvbe <text:s/>1 <text:s text:c="3"/>//Vehicle geographic speed - m/s <text:s/>module newton</text:span></text:p>
      <text:p text:style-name="Preformatted_20_Text"><text:tab/><text:tab/><text:tab/>phibdx <text:s/>0 <text:s text:c="3"/>//Rolling angle of veh wrt geod coord - deg <text:s/>module kinematics</text:p>
      <text:p text:style-name="Preformatted_20_Text"><text:tab/><text:tab/><text:tab/><text:span text:style-name="T2">thtbdx <text:s/>60 <text:s text:c="3"/>//Pitching angle of veh wrt geod coord - deg <text:s/>module kinematics</text:span></text:p>
      <text:p text:style-name="Preformatted_20_Text"><text:tab/><text:tab/><text:tab/><text:span text:style-name="T2">psibdx <text:s/>180.0 <text:s text:c="3"/>//Yawing angle of veh wrt geod coord - deg <text:s/>module kinematics</text:span></text:p>
      <text:p text:style-name="Preformatted_20_Text"><text:tab/><text:tab/><text:tab/>alpha0x <text:s/>0 <text:s text:c="3"/>//Initial angle-of-attack - deg <text:s/>module newton</text:p>
      <text:p text:style-name="Preformatted_20_Text"><text:tab/><text:tab/><text:tab/>beta0x <text:s/>0 <text:s text:c="3"/>//Initial sideslip angle - deg <text:s/>module newton</text:p>
      <text:p text:style-name="Preformatted_20_Text"><text:tab/><text:tab/>//environment</text:p>
      <text:p text:style-name="Preformatted_20_Text"><text:tab/><text:tab/><text:tab/>mair <text:s/>0 <text:s text:c="3"/>//'int' mair =|matmo|mturb|mwind| <text:s/>module environment</text:p>
      <text:p text:style-name="Preformatted_20_Text"><text:tab/><text:tab/><text:tab/>WEATHER_DECK <text:s/>weather_deck_Wallops.asc</text:p>
      <text:p text:style-name="Preformatted_20_Text"><text:tab/><text:tab/><text:tab/>RAYL dvae <text:s/>5 <text:s text:c="3"/>//Magnitude of constant air speed - m/s <text:s/>module environment</text:p>
      <text:p text:style-name="Preformatted_20_Text"><text:tab/><text:tab/><text:tab/>twind <text:s/>1 <text:s text:c="3"/>//Wind smoothing time constant - sec <text:s/>module environment</text:p>
      <text:p text:style-name="Preformatted_20_Text"><text:tab/><text:tab/><text:tab/>turb_length <text:s/>100 <text:s text:c="3"/>//Turbulence correlation length - m <text:s/>module environment</text:p>
      <text:p text:style-name="Preformatted_20_Text"><text:tab/><text:tab/><text:tab/>turb_sigma <text:s/>0.5 <text:s text:c="3"/>//Turbulence magnitude (1sigma) - m/s <text:s/>module environment</text:p>
      <text:p text:style-name="Preformatted_20_Text"><text:tab/><text:tab/>//aerodynamics</text:p>
      <text:p text:style-name="Preformatted_20_Text"><text:tab/><text:tab/><text:tab/>maero <text:s/>13 <text:s text:c="3"/>//'int' =11: last stage; =12: 2 stages; =13: 3 stages <text:s/>module aerodynamics</text:p>
      <text:p text:style-name="Preformatted_20_Text"><text:tab/><text:tab/><text:tab/>AERO_DECK aero_deck_SLV.asc</text:p>
      <text:p text:style-name="Preformatted_20_Text"><text:tab/><text:tab/><text:tab/>xcg_ref <text:s/>8.6435 <text:s text:c="3"/>//Reference cg location from nose - m <text:s/>module aerodynamics</text:p>
      <text:p text:style-name="Preformatted_20_Text"><text:tab/><text:tab/><text:tab/>refa <text:s/>3.243 <text:s text:c="3"/>//Reference area for aero coefficients - m^2 <text:s/>module aerodynamics</text:p>
      <text:p text:style-name="Preformatted_20_Text"><text:tab/><text:tab/><text:tab/>refd <text:s/>2.032 <text:s text:c="3"/>//Reference length for aero coefficients - m <text:s/>module aerodynamics</text:p>
      <text:p text:style-name="Preformatted_20_Text"><text:tab/><text:tab/><text:tab/>alplimx <text:s/>20 <text:s text:c="3"/>//Alpha limiter for vehicle - deg <text:s/>module aerodynamics</text:p>
      <text:p text:style-name="Preformatted_20_Text"><text:tab/><text:tab/><text:tab/>alimitx <text:s/>5 <text:s text:c="3"/>//Structural <text:s/>limiter for vehicle - g's <text:s/>module aerodynamics</text:p>
      <text:p text:style-name="Preformatted_20_Text"><text:tab/><text:tab/>//propulsion</text:p>
      <text:p text:style-name="Preformatted_20_Text"><text:tab/><text:tab/><text:tab/>mprop <text:s/>3 <text:s text:c="3"/>//'int' =0:none; =3 input; =4 LTG control <text:s/>module propulsion</text:p>
      <text:p text:style-name="Preformatted_20_Text"><text:tab/><text:tab/><text:tab/>vmass0 <text:s/>48984 <text:s text:c="3"/>//Initial gross mass - kg <text:s/>module propulsion</text:p>
      <text:p text:style-name="Preformatted_20_Text"><text:tab/><text:tab/><text:tab/>fmass0 <text:s/>31175 <text:s text:c="3"/>//Initial fuel mass in stage - kg <text:s/>module propulsion</text:p>
      <text:p text:style-name="Preformatted_20_Text">//<text:tab/><text:tab/><text:tab/>xcg_0 <text:s/>10.53 <text:s text:c="3"/>//Initial cg location from nose - m <text:s/>module propulsion</text:p>
      <text:p text:style-name="Preformatted_20_Text"><text:tab/><text:tab/><text:tab/>xcg_0 <text:s/>7.02 <text:s text:c="3"/>//Initial cg location from nose - m <text:s/>module propulsion</text:p>
      <text:p text:style-name="Preformatted_20_Text">//<text:tab/><text:tab/><text:tab/>xcg_0 <text:s/>5.50 <text:s text:c="3"/>//Initial cg location from nose - m <text:s/>module propulsion</text:p>
      <text:p text:style-name="Preformatted_20_Text">//<text:tab/><text:tab/><text:tab/>xcg_1 <text:s/>3.20 <text:s text:c="3"/>//Final cg location from nose - m <text:s/>module propulsion</text:p>
      <text:p text:style-name="Preformatted_20_Text"><text:tab/><text:tab/><text:tab/>xcg_1 <text:s/>6.98 <text:s text:c="3"/>//Final cg location from nose - m <text:s/>module propulsion</text:p>
      <text:p text:style-name="Preformatted_20_Text">//<text:tab/><text:tab/><text:tab/>xcg_1 <text:s/>6.76 <text:s text:c="3"/>//Final cg location from nose - m <text:s/>module propulsion</text:p>
      <text:p text:style-name="Preformatted_20_Text"><text:tab/><text:tab/><text:tab/>moi_roll_0 <text:s/>21.94e3 <text:s text:c="3"/>//Roll MOI of vehicle, initial - kgm^2 <text:s/>module propulsion</text:p>
      <text:p text:style-name="Preformatted_20_Text"><text:tab/><text:tab/><text:tab/>moi_roll_1 <text:s/>6.95e3 <text:s text:c="3"/>//Roll MOI of vehicle, burn-out - kgm^2 <text:s/>module propulsion</text:p>
      <text:p text:style-name="Preformatted_20_Text"><text:tab/><text:tab/><text:tab/>moi_trans_0 <text:s/>671.62e3 <text:s text:c="3"/>//Transverse MOI of vehicle, initial - kgm^2 <text:s/>module propulsion</text:p>
      <text:p text:style-name="Preformatted_20_Text"><text:tab/><text:tab/><text:tab/>moi_trans_1 <text:s/>158.83e3 <text:s text:c="3"/>//Transverse MOI of vehicle, burn-out - kgm^2 <text:s/>module propulsion</text:p>
      <text:p text:style-name="Preformatted_20_Text">//<text:tab/><text:tab/><text:tab/>moi_trans_0 <text:s/>71.62e3 <text:s text:c="3"/>//Transverse MOI of vehicle, initial - kgm^2 <text:s/>module propulsion</text:p>
      <text:p text:style-name="Preformatted_20_Text">//<text:tab/><text:tab/><text:tab/>moi_trans_1 <text:s/>58.83e3 <text:s text:c="3"/>//Transverse MOI of vehicle, burn-out - kgm^2 <text:s/>module propulsion</text:p>
      <text:p text:style-name="Preformatted_20_Text"><text:tab/><text:tab/><text:tab/>spi <text:s/>279.2 <text:s text:c="3"/>//Specific impulse - sec <text:s/>module propulsion</text:p>
      <text:p text:style-name="Preformatted_20_Text"><text:tab/><text:tab/><text:tab/>fuel_flow_rate <text:s/>514.1 <text:s text:c="3"/>//Fuel flow rate of rocket motor - kg/s <text:s/>module propulsion</text:p>
      <text:p text:style-name="Preformatted_20_Text"><text:tab/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15:17:56.976399339</dc:date>
    <meta:editing-duration>PT2M40S</meta:editing-duration>
    <meta:editing-cycles>1</meta:editing-cycles>
    <meta:document-statistic meta:table-count="0" meta:image-count="0" meta:object-count="0" meta:page-count="1" meta:paragraph-count="45" meta:word-count="404" meta:character-count="2918" meta:non-whitespace-character-count="2253"/>
    <meta:generator>LibreOffice/7.3.7.2$Linux_X86_64 LibreOffice_project/30$Build-2</meta:generator>
  </office:meta>
</office:document-meta>
</file>